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TODO">
      <style:paragraph-properties fo:background-color="transparent">
        <style:background-image/>
      </style:paragraph-properties>
    </style:style>
    <style:style style:name="P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6" style:family="paragraph" style:parent-style-name="Text_20_body">
      <style:paragraph-properties fo:background-color="transparent">
        <style:background-image/>
      </style:paragraph-properties>
    </style:style>
    <style:style style:name="P7" style:family="paragraph" style:parent-style-name="Text_20_body">
      <style:paragraph-properties fo:background-color="#ffff00">
        <style:background-image/>
      </style:paragraph-properties>
    </style:style>
    <style:style style:name="P8" style:family="paragraph" style:parent-style-name="TODO">
      <style:text-properties fo:font-style="normal" style:font-style-asian="normal" style:font-style-complex="normal"/>
    </style:style>
    <style:style style:name="P9"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0"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1" style:family="paragraph" style:parent-style-name="Text_20_body" style:list-style-name="List_20_1"/>
    <style:style style:name="P12" style:family="paragraph" style:parent-style-name="Text_20_body" style:list-style-name="List_20_1">
      <style:text-properties fo:font-style="normal" style:font-style-asian="normal" style:font-style-complex="normal"/>
    </style:style>
    <style:style style:name="P13" style:family="paragraph" style:parent-style-name="Text_20_body" style:list-style-name="List_20_1">
      <style:text-properties style:font-name="Palatino" fo:font-size="10pt" fo:font-style="normal" style:font-style-asian="normal" style:font-style-complex="normal"/>
    </style:style>
    <style:style style:name="P14" style:family="paragraph" style:parent-style-name="Text_20_body">
      <style:paragraph-properties fo:text-align="justify" style:justify-single-word="false"/>
    </style:style>
    <style:style style:name="P15"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6" style:family="paragraph" style:parent-style-name="TODO" style:list-style-name="List_20_1"/>
    <style:style style:name="P17"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18" style:family="paragraph" style:parent-style-name="TODO">
      <style:paragraph-properties fo:background-color="transparent">
        <style:background-image/>
      </style:paragraph-properties>
      <style:text-properties fo:background-color="transparent"/>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fo:background-color="#ffff00"/>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style:font-name-asian="TimesNewRomanPSMT" style:font-name-complex="TimesNewRomanPSM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style:font-name="Cochin1" fo:font-style="normal" style:font-name-asian="DejaVu Sans" style:font-style-asian="normal" style:font-name-complex="DejaVu Sans" style:font-style-complex="normal"/>
    </style:style>
    <style:style style:name="T18" style:family="text">
      <style:text-properties style:font-name="Palatino" fo:font-size="10pt" fo:font-style="normal" style:font-style-asian="normal" style:font-style-complex="normal"/>
    </style:style>
    <style:style style:name="T19" style:family="text">
      <style:text-properties style:font-name="Palatino" fo:font-size="10pt" fo:font-style="normal" fo:font-weight="normal" style:font-style-asian="normal" style:font-weight-asian="normal" style:font-style-complex="normal" style:font-weight-complex="normal"/>
    </style:style>
    <style:style style:name="T20" style:family="text"/>
    <style:style style:name="T2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five favored Abilities and one or more anima powers.</text:p>
        <text:p text:style-name="Text_20_body">Besides this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circumstances, a character’s Parametadivision can change.</text:p>
        <text:h text:style-name="Heading_20_3" text:outline-level="3">Anima Effects</text:h>
        <text:p text:style-name="Text_20_body">As re-weavers of reality and natural trouble­makers (as well as, perhaps, being the Chosen of one of the Maidens), Discordians are close in some ways to Sidereal Exalted. <text:s/>Their anima will show in the same unshaped way, at the same levels of Essence expenditure (see p. 118 of the Sidereals book), though <text:span text:style-name="TODO_20__28_character_29_">all Divisions have the same orange glow, and a simple empty circle in place of a “caste mark”</text:span>.</text:p>
        <text:p text:style-name="Text_20_body">When it is visible, Discordians can, at no extra cost, make their anima appear to belong to the Exalted type with which their Parametadivision has an Affinity, although this does not actually grant them the corresponding anima effects. <text:s/>By spending 3 motes, they can change this appearance to any other Exalted type for one scene. <text:s/>In each of these alternate modes there will be some common thread to the iconic appearance of the anima banner.</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have the difficulty increased by the character’s Essence. <text:s/>This alteration is a Shaping effect rather than an Illusion. <text:s/>Effects which prevent Shaping will nonetheless not prevent this alteration or suppression of apparent anima, unless they are specifically crafted to that end.</text:span></text:p>
        <text:p text:style-name="P2">Those Erisians bearing an apparent Essence <text:soft-page-break/>signature befitting a Creature of Darkness are treated as such, for the purposes of Charms and other effects. <text:s/>They may take extra damage from Holy effect, for example, and cannot themselves use Holy Charms, though they may learn them.</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2nd Division have animal tells, and those in the 3rd Division show some of the elemental coloring of the Dragon-Blooded, if their Essence is high enough.</text:p>
        <text:h text:style-name="P19" text:outline-level="3">1<text:span text:style-name="T6">st</text:span> Division – Anchor</text:h>
        <text:p text:style-name="TODO">TODO: Fix mention in Charms of Sobriquets which now belong to Parametadivisions.</text:p>
        <text:p text:style-name="TODO">TODO: Work Discordian element into divisional descriptions.</text:p>
        <text:p text:style-name="P6">Those in the Anchor Division find their inspiration and power in instincts and desires. <text:s/>They are half-emergent from the mud, grounded and fluid, self-aware of their borderless selves. <text:s/>They can be undefeatable, not because they can withstand all comers but because they do not observe the division between self and opponent.</text:p>
        <text:p text:style-name="P6">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Anima effects:</text:span> 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TODO">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Martial Arts, Survival, Athletics, Sail, Awareness</text:p>
        <text:p text:style-name="Text_20_body"><text:span text:style-name="Inline_20_Heading">Quote:</text:span> <text:span text:style-name="TODO_20__28_character_29_"><text:span text:style-name="T10">TODO. <text:s/>“Make me one with everything”? <text:s/>“It’s all one to me”?</text:span></text:span></text:p>
        <text:h text:style-name="P19" text:outline-level="3">2<text:span text:style-name="T6">nd</text:span> Division –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Popular Parametadivisions for these characters are Night from Day, Might from Will and the Indivisibles: Lunars, Sidereals and raksha (with sufficient Grace) are often consummate manipulators, each in their own way.</text:p>
        <text:p text:style-name="Text_20_body"><text:span text:style-name="Inline_20_Heading">Anima effects:</text:span> <text:span text:style-name="T2">By spending </text:span><text:span text:style-name="TODO_20__28_character_29_"><text:span text:style-name="T2">5</text:span></text:span><text:span text:style-name="T2"> motes, a Mirror-Bearer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text:span text:style-name="T3">This effect applies automatically once her anima banner reaches the 4-7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ext:span text:style-name="TODO_20__28_character_29_">[something to do with bows, arrows, string, …?]</text:span></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Medicine, Performance, Investigation, Ride</text:p>
        <text:p text:style-name="TODO"><text:span text:style-name="Inline_20_Heading">Quote:</text:span> TODO</text:p>
        <text:h text:style-name="P19" text:outline-level="3">3<text:span text:style-name="T6">rd</text:span> Division – Apple</text:h>
        <text:p text:style-name="Text_20_body">The Apples of Eris’ eye are made to be seen and tasted, looked up to and desired. <text:s/>They throw themselves into the midst of situations and are at home in conflict, whether or not it is of their own making. <text:s/>The leaders, fighters and executive action brigade of the Discordians, this Division makes things happen by organizing, persuading and,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well in the Second Age, and the Realm is an impressively well-organised society, if ripe for stirring up. <text:s/>Alchemical Exalted are “born” to lead their people, too, in practical terms and as inspirations.</text:p>
        <text:p text:style-name="Text_20_body"><text:span text:style-name="Inline_20_Heading"><office:annotation><dc:creator>Hugh Greene</dc:creator><dc:date>2010-09-05T17:17:51</dc:date><text:p><text:span text:style-name="T21">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By spending <text:span text:style-name="TODO_20__28_character_29_">10</text:span> mote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ODO_20__28_character_29_"><text:span text:style-name="T2">This effect costs 5 motes once his anima banner reaches the 11-15 mote level; it is not reduced further at the 16+ level.</text:span></text:span></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Melee, War, Presence, Socialize, Linguistics</text:p>
        <text:p text:style-name="TODO"><text:span text:style-name="Inline_20_Heading">Quote:</text:span> TODO</text:p>
        <text:h text:style-name="P19" text:outline-level="3">4<text:span text:style-name="T6">th</text:span> Division – Archway</text:h>
        <text:p text:style-name="Text_20_body">This Division is composed of those who cannot help but notice the gaps and ties between one state and another. The Archway they stand in connects the physical and the immaterial, the seen and the unseen, the here and there, the realms of reality, the truth and the other truth. <text:s/>They are often peripherally involved in sizable covert organizations or networks, to spy on, subvert or control them. <text:s/>They seek to uncover mundane and mystical secrets and understanding, sometimes to set themselves above others, sometimes to set others free. <text:s/>Exalted of this <text:span text:style-name="T15">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ext_20_body"><text:span text:style-name="Inline_20_Heading">Anima effects:</text:span> <text:span text:style-name="T2">Spending </text:span><text:span text:style-name="TODO_20__28_character_29_"><text:span text:style-name="T2">5</text:span></text:span><text:span text:style-name="T2">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4-7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Thrown, Dodge, Larceny, Stealth, Occult</text:p>
        <text:p text:style-name="TODO"><text:span text:style-name="Inline_20_Heading">Quote:</text:span> <text:span text:style-name="T10">“We Erisians seldom pray, it is much too dangerous.”</text:span></text:p>
        <text:h text:style-name="P19" text:outline-level="3">5<text:span text:style-name="T6">th</text:span> Division – Anvil</text:h>
        <text:p text:style-name="P3">The Chosen of this Division are defined by their awareness of the structures which permeate all things and all realities, large and small. <text:s/>Even in the Wyld, the shifting stories of the raksha have their own narrative rules; even Oblivion has its own ever-expanding shape, and a subtle texture to the screams which echo from its maw. <text:s/>They struggle at times to remember that order is as much an illusion and an invention of the mind as chaos, but find it convenient to use the flaws in every system to chisel and beat the world into shape on the Anvil of themselves. <text:s/>Some gleefully oppose the Chaos-bringing efforts of other Discordian Exalted. <text:s/>As one of their many holy books said: “<text:span text:style-name="T14">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3"><text:span text:style-name="T14">The Parametadivision of Blood from Stone and the Division of Labor attract many of the Architects, with others not infrequently choosing Seed from Tree or, perhaps surprisingly, the Indivisibles. <text:s/>Alchemicals are made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span></text:p>
        <text:p text:style-name="TODO"><text:span text:style-name="Inline_20_Heading"><text:span text:style-name="T15">Anima effects:</text:span></text:span><text:span text:style-name="T15"> </text:span><text:span text:style-name="T4">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span></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Cultural Super-Ego, Ethics and Mores; Grey,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6"> </text:span></text:span>Integrity, Resistance, Craft, Lore, Bureaucracy</text:p>
        <text:p text:style-name="Text_20_body"><text:span text:style-name="Inline_20_Heading">Quote:</text:span> “Do not bend. <text:s/>Folding, spindling or mutilating may be permitted according to local by-laws.”</text:p>
        <text:h text:style-name="P20"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9" text:outline-level="3">The Division of Good from Bad</text:h>
        <text:p text:style-name="Text_20_body">Erisians of this Parametadivision take on the mantle of excellence and leadership: inspiring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Symbol:</text:span> “<text:span text:style-name="T7">●</text:span>”, “<text:span text:style-name="T8">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1796428646" text:style-name="List_20_1">
          <text:list-item>
            <text:p text:style-name="P12">Cause her caste mark to glow brightly for a scene (as if the character had spend 4-7 motes of Peripheral Essence). <text:s/>The character may cause any Solar caste mark to appear.</text:p>
          </text:list-item>
          <text:list-item>
            <text:p text:style-name="P12">Cause her anima to glow brightly enough to read by for a scene (as if the character had spent 8-10 motes of Peripheral Essence).</text:p>
          </text:list-item>
          <text:list-item>
            <text:p text:style-name="P12">Know the precise time of day for the rest of the scene.</text:p>
          </text:list-item>
        </text:list>
        <text:p text:style-name="TODO">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TODO">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19"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The Moonlight Lyres have little need of such protection, however, being inherently able to shake off Wyld taint.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Symbol:</text:span> <text:span text:style-name="T1">“</text:span><text:span text:style-name="T8">ⵀ</text:span><text:span text:style-name="T1">”, “</text:span><text:span text:style-name="T9">☯</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858507121" text:continue-numbering="true" text:style-name="List_20_1">
          <text:list-item>
            <text:p text:style-name="P12">Cause her caste mark and tattoos to glow brightly for a scene (as if the character has spent four to seven motes of Peripheral Essence). <text:s/>The character may cause any Lunar caste mark to appear.</text:p>
          </text:list-item>
          <text:list-item>
            <text:p text:style-name="P12">Cause her anima to glow brightly enough to read by for a scene (as if the character has spent eight to 10 motes of Peripheral Essence).</text:p>
          </text:list-item>
          <text:list-item>
            <text:p text:style-name="P12">Cause her Tell to become unmistakable and impossible to miss for a Tell.</text:p>
          </text:list-item>
          <text:list-item>
            <text:p text:style-name="P12">Know the precise day of the lunar month, the phase of the moon and the time of day for the rest of the scene.</text:p>
          </text:list-item>
        </text:list>
        <text:p text:style-name="Text_20_body"><text:span text:style-name="T2">By spending 1 mote the character may cause her tattoos (if any) and pseudo-Tell to completely vanish for one scene.</text:span></text:p>
        <text:p text:style-name="Text_20_body"><text:span text:style-name="T2">By spending </text:span><text:span text:style-name="TODO_20__28_character_29_"><text:span text:style-name="T2">10</text:span></text:span><text:span text:style-name="T2">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oonlight Lyre may alternatively spend <text:span text:style-name="TODO_20__28_character_29_">10</text:span> motes to permanently cure herself of one point of Wyld- or demesne-induced mutation. <text:s/>Mutations costing more than one point devolve into lesser mutations, which can ultimately be removed through repeated application of this power. <text:s/>The cost of this power does not decrease as anima banner flare increases.</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19"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Symbol:</text:span> “<text:span text:style-name="T12">Ỏ</text:span>”, “<text:span text:style-name="T12">Φ</text:span>”, “<text:span text:style-name="T8">ⵕ</text:span>”, “<text:span text:style-name="T8">ⵚ</text:span>”, “<text:span text:style-name="T8">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1">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The character may take a miscellaneous action to change to a different Element indefinitely. <text:s/>Doing so while anima powers are in use will cancel their effect—and doubtless confuse any onlookers.</text:p>
        <text:p text:style-name="Text_20_body">By spending <text:span text:style-name="TODO_20__28_character_29_">5</text:span>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1355908677" text:continue-numbering="true" text:style-name="List_20_1">
          <text:list-item>
            <text:p text:style-name="P12">For Air, leaping distance is multiplied by the his Essence.</text:p>
          </text:list-item>
          <text:list-item>
            <text:p text:style-name="P12">For Earth, his Essence is added to rolls to resist grappling or knockback.</text:p>
          </text:list-item>
          <text:list-item>
            <text:p text:style-name="P12">For Fire, he can ignite flammable materials with a touch.</text:p>
          </text:list-item>
          <text:list-item>
            <text:p text:style-name="P12">For Water, he can breathe water as easily as air, and will not drown.</text:p>
          </text:list-item>
          <text:list-item>
            <text:p text:style-name="P11"><text:span text:style-name="T2">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span></text:p>
          </text:list-item>
        </text:list>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1"><text:span text:style-name="T22">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1"><text:span text:style-name="T21"/></text:p><text:p text:style-name="P21"><text:span text:style-name="T21">[[[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ext_20_body"><office:annotation><dc:creator>Hugh Greene</dc:creator><dc:date>2010-09-05T15:31:30</dc:date><text:p text:style-name="P21"><text:span text:style-name="T21">John reckons the rules already allow any Exalt to join a SB. <text:s/>I’m not sure from the text and it’s not in the Errata, so I’ve left this in.</text:span></text:p></office:annotation>Members of this Parameta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TODO</text:p>
        <text:h text:style-name="P19"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Symbol:</text:span> “<text:span text:style-name="T7">✩</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237044020" text:continue-numbering="true" text:style-name="List_20_1">
          <text:list-item>
            <text:p text:style-name="P12">Make her caste mark obvious for one minute, as if the character had spent 8-10 motes of Peripheral Essence. <text:s/>The cast mark shines with the symbol and color of any Maiden the character chooses.</text:p>
          </text:list-item>
          <text:list-item>
            <text:p text:style-name="P12">Know the exact time and date by sensing the position of celestial bodies—or other significant bodies, meaning this ability works in realms such as Malfeas or (insofar as time has meaning there) the Wyld.</text:p>
          </text:list-item>
          <text:list-item>
            <text:p text:style-name="P11"><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By spending <text:span text:style-name="TODO_20__28_character_29_">10</text:span>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 text:c="2"/>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19"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5">Members of the Seventh Column must choose a particular Alchemical type to mimic initially, but can change that later.</text:p>
        <text:p text:style-name="Text_20_body"><text:span text:style-name="Inline_20_Heading">Symbol:</text:span> “<text:span text:style-name="T8">⬠</text:span>”, Pentagon</text:p>
        <text:p text:style-name="Text_20_body"><text:span text:style-name="Inline_20_Heading">Element:</text:span> Prickle</text:p>
        <text:p text:style-name="Text_20_body"><text:span text:style-name="Inline_20_Heading"><text:span text:style-name="T15">Magical Material:</text:span></text:span><text:span text:style-name="T15"> Any of orichalcum, moonsilver, jade, starmetal, soulsteel, and possibly others such as gossamer, at storyteller discretion. <text:s/></text:span></text:p>
        <text:p text:style-name="Text_20_body"><text:span text:style-name="Inline_20_Heading">Affinity:</text:span> Alchemical</text:p>
        <text:p text:style-name="P4"><text:span text:style-name="Inline_20_Heading"><text:span text:style-name="T15">Anima effects:</text:span></text:span><text:span text:style-name="T15"> </text:span></text:p>
        <text:p text:style-name="P5">Common Alchemical anima effects, at a cost of 1 mote each:</text:p>
        <text:list xml:id="list993050600" text:continue-numbering="true" text:style-name="List_20_1">
          <text:list-item>
            <text:p text:style-name="P15">Cause her anima banner to flare up to any desired level of display for the rest of the scene.</text:p>
          </text:list-item>
        </text:list>
        <text:p text:style-name="P5">The character may take a miscellaneous action to change to a different magical material alignment indefinitely. <text:s/>This may change the character’s appearance superficially but a (Perception + Awareness) roll at a difficulty of the character’s (Essence ÷ 2) will lead others who have not witnessed to the change to realize that the two apparently different individuals are rather <text:span text:style-name="T1">too</text:span> similar. <text:s/>Alternatively, the character may change small details of his appearance, to mimic the installation of different Charms. <text:s/>In this case he remains recognizably the same and this is not suspicious to Autochthonian natives. <text:s/>Lastly, the character may adopt the appearance of an Apostate with Voidtech Charms, with the expected effects on his encounters. <text:s/>This does not itself change his material alignment.</text:p>
        <text:p text:style-name="P5">Changing material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Faith, Dogma, Tools; Hierarchy, Society, Service, the Greater Good; Conflicting Loyalties, Consuming Madness</text:p>
        <text:p text:style-name="Text_20_body"><text:span text:style-name="Inline_20_Heading">Sobriquets:</text:span> Bishops of Greyface;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6"> The cosmetic effects of the Bishops</text:span></text:span><text:span text:style-name="T16">’</text:span><text:span text:style-name="Inline_20_Heading"><text:span text:style-name="T16">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6">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19" text:outline-level="3">The Division by Zero</text:h>
        <text:p text:style-name="Text_20_body">Discordians are drawn to this Parametadivision <text:s/>if they choose to devote themselves to opposing the Neverborn, the Abyssals, and all their mundane and magical allies. <text:s/>The paths of Erisian Chaos may be about tearing things down, but only to set them free, not to destroy them. <text:s/>Given the obvious dangers, they are most likely to do this from within: wreaking destruction where it will lead to some good; bringing people to an understanding of endings which avoids despair; sabotaging plans by being too blatant in their actions. <text:s/>At times they pretend Resonance by using the balance effects of Numerology to cause damage but leave reparation in their wake.</text:p>
        <text:p text:style-name="Text_20_body"><text:span text:style-name="Inline_20_Heading">Symbol:</text:span> <text:span text:style-name="T1">“</text:span><text:span text:style-name="T13">Ø</text:span><text:span text:style-name="T2">”, “</text:span><text:span text:style-name="T8">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534901361" text:continue-numbering="true" text:style-name="List_20_1">
          <text:list-item>
            <text:p text:style-name="P12">Cause their anima to flare to any level of display up to the 8–10 mote level. This display lasts for a scene or until reflexively dismissed, after which the character’s anima dims to its actual level. <text:s/>The character may cause any Abyssal caste mark to appear.</text:p>
          </text:list-item>
          <text:list-item>
            <text:p text:style-name="P12">Attune her Essence to the emanations of the Underworld for a scene, extending this sixth sense to a radius of (Essence x 100) yards.</text:p>
          </text:list-item>
        </text:list>
        <text:p text:style-name="P18">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text:p>
        <text:p text:style-name="TODO"><office:annotation><dc:creator>Hugh Greene</dc:creator><dc:date>2010-09-05T15:43:41</dc:date><text:p text:style-name="P21"><text:span text:style-name="T21">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8">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19" text:outline-level="3">The Division of Labor</text:h>
        <text:p text:style-name="TODO">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8">∆</text:span><text:span text:style-name="T17">”, “</text:span><text:span text:style-name="T8">☖</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296999630" text:continue-numbering="true" text:style-name="List_20_1">
          <text:list-item>
            <text:p text:style-name="P11">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6">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19" text:outline-level="3">The Indivisibles</text:h>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3">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ODO"><text:span text:style-name="Inline_20_Heading">Magical Material:</text:span> Gossamer</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Probably need to say what sort of existence these Graces have. <text:s/>Maybe also, that they are still perceived as such by raksha, even when they are latent.]</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6">rd</text:span> Division? <text:s/>Maybe they can inflict temporary mutations on themselves?]</text:p>
        <text:p text:style-name="P2"><text:span text:style-name="Inline_20_Heading">Associations:</text:span> Stories, Imaginatio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19" text:outline-level="3">The Sub-Division</text:h>
        <text:p text:style-name="TODO">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8">Anima effects:</text:span></text:span><text:span text:style-name="Inline_20_Heading"><text:span text:style-name="T19"> Common Infernal anima effects, costing one mote each:</text:span></text:span></text:p>
        <text:list xml:id="list142652358" text:continue-numbering="true" text:style-name="List_20_1">
          <text:list-item>
            <text:p text:style-name="P13">Cause his caste mark to glow brightly for a scene (as if the character has spent 4-7 motes of Peripheral Essence). <text:s/>The character may cause any Infernal caste mark to appear.</text:p>
          </text:list-item>
          <text:list-item>
            <text:p text:style-name="P13">Cause his caste mark to clearly illuminate everything within a 10 yard radius for a scene (as if the character has spent 4-7 motes of Peripheral Essence).</text:p>
          </text:list-item>
          <text:list-item>
            <text:p text:style-name="P13">Sense the nearest entry point into the Yozi realm or the nearest pathway that leads to the desert of Cecelyne.</text:p>
          </text:list-item>
        </text:list>
        <text:p text:style-name="P10">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0">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10">TODO: Need some way to fake the connection back to Malfea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20"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office:annotation><dc:creator>Hugh Greene</dc:creator><dc:date>2010-09-05T16:55:54</dc:date><text:p text:style-name="P21"><text:span text:style-name="T21">This originally said that Divisional Abilities changed, and xp costs from then on, which John reckoned was too easy to exploit. <text:s/>I kinda felt the same when I wrote it, so I changed it. <text:s/>To compensate and keep flexibility, I’ve changed character generation to let Discordians pick 4 from their 5 Divisional Abilities, and 4 other Favored.</text:span></text:p></office:annotation>This does not change the favored Abilities for the character.</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act against her primary Virtue, or <office:annotation><dc:creator>Hugh Greene</dc:creator><dc:date>2010-09-05T16:54:48</dc:date><text:p text:style-name="P21"><text:span text:style-name="T21">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 – overriding the will of the individual, their inherent chaos, is just wrong, y’see. <text:s/>When she spends Willpower to act against her Divisional Virtue, or to resist unnatural mental influence, sh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1"><text:span text:style-name="T21">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text:span text:style-name="T11">Since the Exaltation of these Blessed Madmen stems from a source outside Fate, and a capricious one at that, they are shrouded in a manner similar to the Chosen of the Five Maidens</text:span>.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difficu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7"><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oft-page-break/><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9">•</text:p>
            </table:table-cell>
            <table:table-cell table:style-name="Table2.A1" office:value-type="string">
              <text:p text:style-name="Table_20_Contents">Provides a single follower.</text:p>
            </table:table-cell>
          </table:table-row>
          <table:table-row>
            <table:table-cell table:style-name="Table2.A2" office:value-type="string">
              <text:p text:style-name="P9">••</text:p>
            </table:table-cell>
            <table:table-cell table:style-name="Table2.A2" office:value-type="string">
              <text:p text:style-name="Table_20_Contents">Provides up to 5 followers.</text:p>
            </table:table-cell>
          </table:table-row>
          <table:table-row>
            <table:table-cell table:style-name="Table2.A1" office:value-type="string">
              <text:p text:style-name="P9">•••</text:p>
            </table:table-cell>
            <table:table-cell table:style-name="Table2.A1" office:value-type="string">
              <text:p text:style-name="Table_20_Contents">Provides 20 followers.</text:p>
            </table:table-cell>
          </table:table-row>
          <table:table-row>
            <table:table-cell table:style-name="Table2.A2" office:value-type="string">
              <text:p text:style-name="P9">••••</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9">•••••</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text:soft-page-break/>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Intimacies at character generation, though they do count towards the total limit of (Willpower + Compassion).<office:annotation><dc:creator>Hugh Greene</dc:creator><dc:date>2010-09-05T17:05:44</dc:date><text:p text:style-name="P21"><text:span text:style-name="T21">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 </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ext:soft-page-break/>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6">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1-08-09T20:36:13</dc:date>
    <meta:editing-duration>P1DT23H22M10S</meta:editing-duration>
    <meta:editing-cycles>70</meta:editing-cycles>
    <meta:generator>OpenOffice.org/3.3$Unix OpenOffice.org_project/330m20$Build-9567</meta:generator>
    <dc:creator>Hugh Greene</dc:creator>
    <meta:document-statistic meta:table-count="1" meta:image-count="1" meta:object-count="0" meta:page-count="21" meta:paragraph-count="309" meta:word-count="10543" meta:character-count="64448"/>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